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entury Gothic1" svg:font-family="'Century Gothic'"/>
    <style:font-face style:name="Mangal2" svg:font-family="Mangal"/>
    <style:font-face style:name="OpenSymbol2" svg:font-family="OpenSymbol, 'Arial Unicode MS'"/>
    <style:font-face style:name="StarSymbol" svg:font-family="StarSymbol, 'Arial Unicode MS'"/>
    <style:font-face style:name="Cumberland" svg:font-family="Cumberland, 'Courier New'" style:font-family-generic="modern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lbany" svg:font-family="Albany, Arial" style:font-family-generic="swiss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, 'Kozuka Gothic Pro B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a45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465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5cm"/>
    </style:style>
    <style:style style:name="pr7" style:family="presentation" style:parent-style-name="Master1-Layout2-obj-Titre-et-contenu-title">
      <style:graphic-properties fo:min-height="2.857cm"/>
    </style:style>
    <style:style style:name="pr8" style:family="presentation" style:parent-style-name="Master1-Layout2-obj-Titre-et-contenu-outline1">
      <style:graphic-properties fo:min-height="5.019cm"/>
    </style:style>
    <style:style style:name="pr9" style:family="presentation" style:parent-style-name="Master1-Layout2-obj-Titre-et-contenu-notes">
      <style:graphic-properties draw:fill-color="#ffffff" fo:min-height="13.364cm"/>
    </style:style>
    <style:style style:name="pr10" style:family="presentation" style:parent-style-name="Master1-Layout2-obj-Titre-et-contenu-title">
      <style:graphic-properties fo:min-height="2.657cm"/>
    </style:style>
    <style:style style:name="pr11" style:family="presentation" style:parent-style-name="Master1-Layout2-obj-Titre-et-contenu-title">
      <style:graphic-properties fo:min-height="3.057cm"/>
    </style:style>
    <style:style style:name="P1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.102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text-properties style:font-name="Courier 10 Pitch1" fo:font-size="18pt" style:font-size-asian="18pt" style:font-size-complex="18pt"/>
    </style:style>
    <style:style style:name="P7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  <style:text-properties style:font-name="Courier 10 Pitch1" fo:font-size="18pt" style:font-size-asian="18pt" style:font-size-complex="18pt"/>
    </style:style>
    <style:style style:name="P8" style:family="paragraph">
      <style:paragraph-properties style:writing-mode="lr-tb" style:font-independent-line-spacing="true"/>
      <style:text-properties style:font-name="Courier 10 Pitch1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  <style:text-properties fo:font-size="18pt" style:font-size-asian="18pt" style:font-size-complex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P13" style:family="paragraph">
      <style:text-properties fo:font-size="48pt" style:font-size-asian="48pt" style:font-size-complex="48pt"/>
    </style:style>
    <style:style style:name="T1" style:family="text">
      <style:text-properties fo:font-variant="normal" fo:text-transform="none" fo:color="#ff5c9c" style:text-line-through-style="none" style:text-line-through-type="none" style:text-position="0% 100%" style:font-name="Century Gothic1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10 Pitch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5c9c" style:text-line-through-style="none" style:text-line-through-type="none" style:text-position="0% 100%" style:font-name="Century Gothic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urier 10 Pitch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urier 10 Pitch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10 Pitch1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rier 10 Pitch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5c9c" style:text-line-through-style="none" style:text-line-through-type="none" style:text-position="0% 100%" style:font-name="Courier 10 Pitch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 10 Pitch1" fo:font-size="3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 10 Pitch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urier 10 Pitch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 10 Pitch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00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00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00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00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00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00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00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00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00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00cc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78cm" text:min-label-width="1.067cm"/>
        <style:text-properties fo:color="#ff388c" fo:font-size="80%"/>
      </text:list-level-style-number>
      <text:list-level-style-number text:level="2" style:num-format="">
        <style:list-level-properties text:space-before="1.219cm" text:min-label-width="1.067cm"/>
        <style:text-properties fo:color="#ff388c" fo:font-size="80%"/>
      </text:list-level-style-number>
      <text:list-level-style-number text:level="3" style:num-format="">
        <style:list-level-properties text:space-before="2.007cm" text:min-label-width="1.067cm"/>
        <style:text-properties fo:color="#ff388c" fo:font-size="80%"/>
      </text:list-level-style-number>
      <text:list-level-style-number text:level="4" style:num-format="">
        <style:list-level-properties text:space-before="2.743cm" text:min-label-width="1.067cm"/>
        <style:text-properties fo:color="#ff388c" fo:font-size="80%"/>
      </text:list-level-style-number>
      <text:list-level-style-number text:level="5" style:num-format="">
        <style:list-level-properties text:space-before="3.378cm" text:min-label-width="1.067cm"/>
        <style:text-properties fo:color="#ff388c" fo:font-size="80%"/>
      </text:list-level-style-number>
      <text:list-level-style-number text:level="6" style:num-format="">
        <style:list-level-properties text:space-before="4.013cm" text:min-label-width="1.067cm"/>
        <style:text-properties fo:color="#ff388c" fo:font-size="80%"/>
      </text:list-level-style-number>
      <text:list-level-style-number text:level="7" style:num-format="">
        <style:list-level-properties text:space-before="4.724cm" text:min-label-width="1.067cm"/>
        <style:text-properties fo:color="#ff388c" fo:font-size="80%"/>
      </text:list-level-style-number>
      <text:list-level-style-number text:level="8" style:num-format="">
        <style:list-level-properties text:space-before="5.283cm" text:min-label-width="1.067cm"/>
        <style:text-properties fo:color="#ff388c" fo:font-size="80%"/>
      </text:list-level-style-number>
      <text:list-level-style-number text:level="9" style:num-format="">
        <style:list-level-properties text:space-before="5.918cm" text:min-label-width="1.067cm"/>
        <style:text-properties fo:color="#ff388c" fo:font-size="80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format="">
        <style:list-level-properties text:space-before="0.178cm"/>
        <style:text-properties fo:color="#ff388c" fo:font-size="80%"/>
      </text:list-level-style-number>
      <text:list-level-style-number text:level="2" style:num-format="">
        <style:list-level-properties text:space-before="1.219cm"/>
        <style:text-properties fo:color="#ff388c" fo:font-size="80%"/>
      </text:list-level-style-number>
      <text:list-level-style-number text:level="3" style:num-format="">
        <style:list-level-properties text:space-before="2.007cm"/>
        <style:text-properties fo:color="#ff388c" fo:font-size="80%"/>
      </text:list-level-style-number>
      <text:list-level-style-number text:level="4" style:num-format="">
        <style:list-level-properties text:space-before="2.743cm"/>
        <style:text-properties fo:color="#ff388c" fo:font-size="80%"/>
      </text:list-level-style-number>
      <text:list-level-style-number text:level="5" style:num-format="">
        <style:list-level-properties text:space-before="3.378cm"/>
        <style:text-properties fo:color="#ff388c" fo:font-size="80%"/>
      </text:list-level-style-number>
      <text:list-level-style-number text:level="6" style:num-format="">
        <style:list-level-properties text:space-before="4.013cm"/>
        <style:text-properties fo:color="#ff388c" fo:font-size="80%"/>
      </text:list-level-style-number>
      <text:list-level-style-number text:level="7" style:num-format="">
        <style:list-level-properties text:space-before="4.724cm"/>
        <style:text-properties fo:color="#ff388c" fo:font-size="80%"/>
      </text:list-level-style-number>
      <text:list-level-style-number text:level="8" style:num-format="">
        <style:list-level-properties text:space-before="5.283cm"/>
        <style:text-properties fo:color="#ff388c" fo:font-size="80%"/>
      </text:list-level-style-number>
      <text:list-level-style-number text:level="9" style:num-format="">
        <style:list-level-properties text:space-before="5.918cm"/>
        <style:text-properties fo:color="#ff388c" fo:font-size="80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7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Ajax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2.397cm" svg:height="2.439cm" svg:x="1.403cm" svg:y="0.961cm" presentation:class="title" presentation:user-transformed="true">
          <draw:text-box>
            <text:p text:style-name="P1"><text:span text:style-name="T1">AJAX</text:span></text:p>
          </draw:text-box>
        </draw:frame>
        <draw:frame draw:name="Sous-titre 2" presentation:style-name="pr2" draw:text-style-name="P2" draw:layer="layout" svg:width="22.397cm" svg:height="14.6cm" svg:x="1.502cm" svg:y="3.8cm" presentation:class="subtitle" presentation:user-transformed="true">
          <draw:text-box>
            <text:p text:style-name="P3"><text:span text:style-name="T2">jQuery is a fast, small, and feature-rich JavaScript library.</text:span></text:p>
            <text:p text:style-name="P3"><text:span text:style-name="T2">« write less, do more »</text:span></text:p>
            <text:p text:style-name="P3"><text:span text:style-name="T2">AJAX permet d'émettre des requêtes asynchrones et de ne modifier qu'une partie du DOM.</text:span></text:p>
            <text:p text:style-name="P3"><text:span text:style-name="T2"/></text:p>
            <text:p text:style-name="P3"><text:span text:style-name="T2">Références :</text:span></text:p>
            <text:list text:style-name="L2">
              <text:list-item>
                <text:p text:style-name="P3"><text:span text:style-name="T2"><text:a xlink:href="http://api.jquery.com/category/ajax/" xlink:type="simple">http://api.jquery.com/category/ajax/</text:a></text:span></text:p>
              </text:list-item>
              <text:list-item>
                <text:p text:style-name="P3"><text:span text:style-name="T2">jquery_ajax.odt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$.get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2.857cm" svg:x="1.27cm" svg:y="0.743cm" presentation:class="title" presentation:user-transformed="true">
          <draw:text-box>
            <text:p text:style-name="P5"><text:span text:style-name="T4">$.get()</text:span></text:p>
          </draw:text-box>
        </draw:frame>
        <draw:frame draw:name="Espace réservé du contenu 2" presentation:style-name="pr5" draw:text-style-name="P8" draw:layer="layout" svg:width="22.86cm" svg:height="14cm" svg:x="1.2cm" svg:y="3.6cm" presentation:class="outline" presentation:user-transformed="true">
          <draw:text-box>
            <text:p text:style-name="P6"><text:span text:style-name="T5">$.get() est une version simplifiée de $.ajax().</text:span></text:p>
            <text:p text:style-name="P6"><text:span text:style-name="T6">var jqXHR = $.get(</text:span></text:p>
            <text:p text:style-name="P6"><text:span text:style-name="T6">"ressource"</text:span></text:p>
            <text:p text:style-name="P6"><text:span text:style-name="T6">[, paramètres</text:span></text:p>
            <text:p text:style-name="P6"><text:span text:style-name="T6">, [type] ] ]</text:span></text:p>
            <text:p text:style-name="P6"><text:span text:style-name="T6">);</text:span></text:p>
            <text:p text:style-name="P6"><text:span text:style-name="T6">jqXHR.</text:span><text:span text:style-name="T5">done</text:span><text:span text:style-name="T6">(function(data [,statut, xhr]) {</text:span></text:p>
            <text:p text:style-name="P6"><text:span text:style-name="T6"><text:s text:c="4"/></text:span><text:span text:style-name="T6">// code</text:span></text:p>
            <text:p text:style-name="P6"><text:span text:style-name="T6">});</text:span></text:p>
            <text:p text:style-name="P6"><text:span text:style-name="T6">jqXHR.</text:span><text:span text:style-name="T5">fail</text:span><text:span text:style-name="T6">(function(xhr, statut, erreur) {</text:span></text:p>
            <text:p text:style-name="P6"><text:span text:style-name="T6"><text:s text:c="4"/></text:span><text:span text:style-name="T6">// code</text:span></text:p>
            <text:p text:style-name="P6"><text:span text:style-name="T6">});</text:span></text:p>
            <text:list text:style-name="L4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.get (suite)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2.857cm" svg:x="1.27cm" svg:y="0.743cm" presentation:class="title" presentation:user-transformed="true">
          <draw:text-box>
            <text:p text:style-name="P5"><text:span text:style-name="T4">$.get()</text:span></text:p>
          </draw:text-box>
        </draw:frame>
        <draw:frame draw:name="Espace réservé du contenu 2" presentation:style-name="pr5" draw:text-style-name="P8" draw:layer="layout" svg:width="22.86cm" svg:height="14cm" svg:x="1.2cm" svg:y="3.6cm" presentation:class="outline" presentation:user-transformed="true">
          <draw:text-box>
            <text:p><text:span text:style-name="T6"/></text:p>
            <text:p><text:span text:style-name="T6">Les paramètres de done() sont les données, le statut de la requête, un objet XHR.</text:span></text:p>
            <text:p text:style-name="P9"><text:span text:style-name="T6">Objet/String</text:span></text:p>
            <text:p text:style-name="P9"><text:span text:style-name="T6">Description</text:span></text:p>
            <text:p><text:span text:style-name="T6">data</text:span></text:p>
            <text:p><text:span text:style-name="T6">Les données reçues</text:span></text:p>
            <text:p><text:span text:style-name="T6">statut</text:span></text:p>
            <text:p><text:span text:style-name="T7">"success".</text:span></text:p>
            <text:p><text:span text:style-name="T6">xhr</text:span></text:p>
            <text:p><text:span text:style-name="T6">xhr.status : 200, 404, ...</text:span></text:p>
            <text:p><text:span text:style-name="T6">xhr.statusText : OK, ...</text:span></text:p>
            <text:p><text:span text:style-name="T6"/></text:p>
            <text:p><text:span text:style-name="T6"/></text:p>
            <text:p><text:span text:style-name="T6"/></text:p>
            <text:p><text:span text:style-name="T6">Les paramètres de fail(xhr, statut, erreur).</text:span></text:p>
            <text:p text:style-name="P9"><text:span text:style-name="T6">Objet/String</text:span></text:p>
            <text:p text:style-name="P9"><text:span text:style-name="T6">Description</text:span></text:p>
            <text:p text:style-name="P9"><text:span text:style-name="T6"/></text:p>
            <text:p><text:span text:style-name="T6">xhr</text:span></text:p>
            <text:p><text:span text:style-name="T6">xhr.status : 200, 404, ...</text:span></text:p>
            <text:p><text:span text:style-name="T6">xhr.statusText : Not Found, ...</text:span></text:p>
            <text:p><text:span text:style-name="T6">statut</text:span></text:p>
            <text:p><text:span text:style-name="T6">"timeout", "error", "abort", and "parsererror".</text:span></text:p>
            <text:p><text:span text:style-name="T6">erreur</text:span></text:p>
            <text:p><text:span text:style-name="T6">HTTP Status (Not Found, Internal Server Error, ...)</text:span></text:p>
            <text:p><text:span text:style-name="T6"/></text:p>
            <text:p><text:span text:style-name="T6"/></text:p>
            <text:list text:style-name="L4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.get (exemple)" draw:style-name="dp3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2.86cm" svg:height="2.857cm" svg:x="1.27cm" svg:y="0.743cm" presentation:class="title" presentation:user-transformed="true">
          <draw:text-box>
            <text:p text:style-name="P5"><text:span text:style-name="T4">$.get()</text:span></text:p>
          </draw:text-box>
        </draw:frame>
        <draw:frame draw:name="Espace réservé du contenu 2" presentation:style-name="pr5" draw:text-style-name="P8" draw:layer="layout" svg:width="22.86cm" svg:height="14cm" svg:x="1.2cm" svg:y="3.6cm" presentation:class="outline" presentation:user-transformed="true">
          <draw:text-box>
            <text:p text:style-name="P6"><text:span text:style-name="T6">var jqXHR = $.get(</text:span></text:p>
            <text:p text:style-name="P6"><text:span text:style-name="T6">"ressource"</text:span></text:p>
            <text:p text:style-name="P6"><text:span text:style-name="T6">[, paramètres</text:span></text:p>
            <text:p text:style-name="P6"><text:span text:style-name="T6">, [type] ] ]</text:span></text:p>
            <text:p text:style-name="P6"><text:span text:style-name="T6">);</text:span></text:p>
            <text:p text:style-name="P6"><text:span text:style-name="T6">jqXHR.</text:span><text:span text:style-name="T5">done</text:span><text:span text:style-name="T6">(function(data [,statut, xhr]) {</text:span></text:p>
            <text:p text:style-name="P6"><text:span text:style-name="T6"><text:s text:c="4"/></text:span><text:span text:style-name="T6">// code</text:span></text:p>
            <text:p text:style-name="P6"><text:span text:style-name="T6">});</text:span></text:p>
            <text:p text:style-name="P6"><text:span text:style-name="T6">jqXHR.</text:span><text:span text:style-name="T5">fail</text:span><text:span text:style-name="T6">(function(xhr, statut, erreur) {</text:span></text:p>
            <text:p text:style-name="P6"><text:span text:style-name="T6"><text:s text:c="4"/></text:span><text:span text:style-name="T6">// code</text:span></text:p>
            <text:p text:style-name="P6"><text:span text:style-name="T6">});</text:span></text:p>
            <text:list text:style-name="L4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$.post" draw:style-name="dp4" draw:master-page-name="Master1-Layout2-obj-Titre-et-contenu" presentation:presentation-page-layout-name="AL2T18">
        <office:forms form:automatic-focus="false" form:apply-design-mode="false"/>
        <draw:frame presentation:style-name="pr7" draw:text-style-name="P5" draw:layer="layout" svg:width="22.86cm" svg:height="2.857cm" svg:x="1.27cm" svg:y="0.743cm" presentation:class="title" presentation:user-transformed="true">
          <draw:text-box>
            <text:p text:style-name="P5"><text:span text:style-name="T4">$.post()</text:span></text:p>
          </draw:text-box>
        </draw:frame>
        <draw:frame presentation:style-name="pr8" draw:text-style-name="P11" draw:layer="layout" svg:width="22.73cm" svg:height="14.2cm" svg:x="1.27cm" svg:y="3.6cm" presentation:class="outline" presentation:user-transformed="true">
          <draw:text-box>
            <text:list text:style-name="L4">
              <text:list-header>
                <text:p text:style-name="P10"><text:span text:style-name="T8">var jqXHR = $.post(</text:span></text:p>
                <text:p text:style-name="P10"><text:span text:style-name="T8">"ressource"</text:span></text:p>
                <text:p text:style-name="P10"><text:span text:style-name="T8">[, { attribut1:valeur1 [, attribut2:valeur2] }</text:span></text:p>
                <text:p text:style-name="P10"><text:span text:style-name="T8">, [type] ]</text:span></text:p>
                <text:p text:style-name="P10"><text:span text:style-name="T8">);</text:span></text:p>
                <text:p text:style-name="P10"><text:span text:style-name="T8"/></text:p>
                <text:p text:style-name="P10"><text:span text:style-name="T8">jqXHR.done(function(data, statut, xhr) { </text:span></text:p>
                <text:p text:style-name="P10"><text:span text:style-name="T8"><text:s text:c="3"/></text:span><text:span text:style-name="T8">// code </text:span></text:p>
                <text:p text:style-name="P10"><text:span text:style-name="T8">}); </text:span></text:p>
                <text:p text:style-name="P10"><text:span text:style-name="T8"/></text:p>
                <text:p text:style-name="P10"><text:span text:style-name="T8">jqXHR.fail(function(xhr, statut, erreur) { </text:span></text:p>
                <text:p text:style-name="P10"><text:span text:style-name="T8"><text:s text:c="4"/></text:span><text:span text:style-name="T8">// code </text:span></text:p>
                <text:p text:style-name="P10"><text:span text:style-name="T8">}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$.post() (exemple)" draw:style-name="dp4" draw:master-page-name="Master1-Layout2-obj-Titre-et-contenu" presentation:presentation-page-layout-name="AL2T18">
        <office:forms form:automatic-focus="false" form:apply-design-mode="false"/>
        <draw:frame presentation:style-name="pr7" draw:text-style-name="P5" draw:layer="layout" svg:width="22.86cm" svg:height="2.857cm" svg:x="1.27cm" svg:y="0.743cm" presentation:class="title" presentation:user-transformed="true">
          <draw:text-box>
            <text:p text:style-name="P5"><text:span text:style-name="T4">$.post()</text:span></text:p>
          </draw:text-box>
        </draw:frame>
        <draw:frame presentation:style-name="pr8" draw:text-style-name="P11" draw:layer="layout" svg:width="22.73cm" svg:height="14.2cm" svg:x="1.27cm" svg:y="3.6cm" presentation:class="outline" presentation:user-transformed="true">
          <draw:text-box>
            <text:list text:style-name="L4">
              <text:list-header>
                <text:p text:style-name="P10"><text:span text:style-name="T8">function insert() {</text:span></text:p>
                <text:p text:style-name="P10"><text:span text:style-name="T8"><text:s text:c="4"/></text:span><text:span text:style-name="T8">var lsCp = $("#itCP").val();</text:span></text:p>
                <text:p text:style-name="P10"><text:span text:style-name="T8"><text:s text:c="4"/></text:span><text:span text:style-name="T8">var lsNomVille = $("#itNomVille").val();</text:span></text:p>
                <text:p text:style-name="P10"><text:span text:style-name="T8"><text:s text:c="4"/></text:span><text:span text:style-name="T8">var lsIdPays = $("#itIdPays").val();</text:span></text:p>
                <text:p text:style-name="P10"><text:span text:style-name="T8"/></text:p>
                <text:p text:style-name="P10"><text:span text:style-name="T8"><text:s text:c="4"/></text:span><text:span text:style-name="T8">var jqXHR = $.post(</text:span></text:p>
                <text:p text:style-name="P10"><text:span text:style-name="T8"><text:s text:c="12"/></text:span><text:span text:style-name="T8">"../php/VillesInsert.php",</text:span></text:p>
                <text:p text:style-name="P10"><text:span text:style-name="T8"><text:s text:c="12"/></text:span><text:span text:style-name="T8">{cp: lsCp, nom_ville: lsNomVille, id_pays: lsIdPays},</text:span></text:p>
                <text:p text:style-name="P10"><text:span text:style-name="T8"><text:s text:c="4"/></text:span><text:span text:style-name="T8">"text"</text:span></text:p>
                <text:p text:style-name="P10"><text:span text:style-name="T8"><text:s text:c="12"/></text:span><text:span text:style-name="T8">);</text:span></text:p>
                <text:p text:style-name="P10"><text:span text:style-name="T8"/></text:p>
                <text:p text:style-name="P10"><text:span text:style-name="T8"><text:s text:c="4"/></text:span><text:span text:style-name="T8">jqXHR.done(function(data) {</text:span></text:p>
                <text:p text:style-name="P10"><text:span text:style-name="T8"><text:s text:c="8"/></text:span><text:span text:style-name="T8">$("#lblMessage").html(data);</text:span></text:p>
                <text:p text:style-name="P10"><text:span text:style-name="T8"><text:s text:c="4"/></text:span><text:span text:style-name="T8">});</text:span></text:p>
                <text:p text:style-name="P10"><text:span text:style-name="T8"/></text:p>
                <text:p text:style-name="P10"><text:span text:style-name="T8"><text:s text:c="4"/></text:span><text:span text:style-name="T8">jqXHR.fail(function(xhr, statut, erreur) {</text:span></text:p>
                <text:p text:style-name="P10"><text:span text:style-name="T8"><text:s text:c="8"/></text:span><text:span text:style-name="T8">var sTexte = xhr.status + ":" + xhr.statusText;</text:span></text:p>
                <text:p text:style-name="P10"><text:span text:style-name="T8"><text:s text:c="8"/></text:span><text:span text:style-name="T8">$("#lblMessage").html(sTexte);</text:span></text:p>
                <text:p text:style-name="P10"><text:span text:style-name="T8"><text:s text:c="4"/></text:span><text:span text:style-name="T8">});</text:span></text:p>
                <text:p text:style-name="P10"><text:span text:style-name="T8"/></text:p>
                <text:p text:style-name="P10"><text:span text:style-name="T8">} /// insert</text:span></text:p>
                <text:p text:style-name="P10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$.getJSON" draw:style-name="dp4" draw:master-page-name="Master1-Layout2-obj-Titre-et-contenu" presentation:presentation-page-layout-name="AL2T18">
        <office:forms form:automatic-focus="false" form:apply-design-mode="false"/>
        <draw:frame presentation:style-name="pr10" draw:text-style-name="P5" draw:layer="layout" svg:width="22.86cm" svg:height="2.657cm" svg:x="1.27cm" svg:y="0.743cm" presentation:class="title" presentation:user-transformed="true">
          <draw:text-box>
            <text:p text:style-name="P5"><text:span text:style-name="T4">$.getJSON()</text:span></text:p>
          </draw:text-box>
        </draw:frame>
        <draw:frame presentation:style-name="pr8" draw:text-style-name="P13" draw:layer="layout" svg:width="22.73cm" svg:height="14.6cm" svg:x="1.27cm" svg:y="3.2cm" presentation:class="outline" presentation:user-transformed="true">
          <draw:text-box>
            <text:list text:style-name="L4">
              <text:list-header>
                <text:p text:style-name="P12"><text:span text:style-name="T9"/></text:p>
              </text:list-header>
            </text:list>
            <text:list text:style-name="L5">
              <text:list-item>
                <text:p text:style-name="P12"><text:span text:style-name="T10">function init() {</text:span></text:p>
              </text:list-item>
              <text:list-item>
                <text:p text:style-name="P12"><text:span text:style-name="T11"/></text:p>
              </text:list-item>
              <text:list-item>
                <text:p text:style-name="P12"><text:span text:style-name="T10"><text:s text:c="4"/></text:span><text:span text:style-name="T10">var jqXHR = $.getJSON("../ressources/json/villes.json");</text:span></text:p>
              </text:list-item>
              <text:list-item>
                <text:p text:style-name="P12"><text:span text:style-name="T11"/></text:p>
              </text:list-item>
              <text:list-item>
                <text:p text:style-name="P12"><text:span text:style-name="T10"><text:s text:c="4"/></text:span><text:span text:style-name="T10">jqXHR.done(function(data) {</text:span></text:p>
              </text:list-item>
              <text:list-item>
                <text:p text:style-name="P12"><text:span text:style-name="T10"><text:s text:c="8"/></text:span><text:span text:style-name="T10">var lsResultat = "";</text:span></text:p>
              </text:list-item>
              <text:list-item>
                <text:p text:style-name="P12"><text:span text:style-name="T11"/></text:p>
              </text:list-item>
              <text:list-item>
                <text:p text:style-name="P12"><text:span text:style-name="T10"><text:s text:c="8"/></text:span><text:span text:style-name="T10">// Recuperation des elements un par un avec each()</text:span></text:p>
              </text:list-item>
              <text:list-item>
                <text:p text:style-name="P12"><text:span text:style-name="T10"><text:s text:c="8"/></text:span><text:span text:style-name="T10">$.each(data, function(cle, valeur) {</text:span></text:p>
              </text:list-item>
              <text:list-item>
                <text:p text:style-name="P12"><text:span text:style-name="T10"><text:s text:c="12"/></text:span><text:span text:style-name="T10">// cle est l'indice dans le tableau</text:span></text:p>
              </text:list-item>
              <text:list-item>
                <text:p text:style-name="P12"><text:span text:style-name="T10"><text:s text:c="12"/></text:span><text:span text:style-name="T10">// valeur est un objet JSON</text:span></text:p>
              </text:list-item>
              <text:list-item>
                <text:p text:style-name="P12"><text:span text:style-name="T10"><text:s text:c="12"/></text:span><text:span text:style-name="T10">lsResultat += "[" + cle + "] " + valeur.codePostal + " : " + valeur.Ville + ", " + valeur["habitants"] + " habitants&lt;br/&gt;";</text:span></text:p>
              </text:list-item>
              <text:list-item>
                <text:p text:style-name="P12"><text:span text:style-name="T10"><text:s text:c="8"/></text:span><text:span text:style-name="T10">});</text:span></text:p>
              </text:list-item>
              <text:list-item>
                <text:p text:style-name="P12"><text:span text:style-name="T11"/></text:p>
              </text:list-item>
              <text:list-item>
                <text:p text:style-name="P12"><text:span text:style-name="T10"><text:s text:c="8"/></text:span><text:span text:style-name="T10">// Recuperation des elements un par un avec un for-)</text:span></text:p>
              </text:list-item>
              <text:list-item>
                <text:p text:style-name="P12"><text:span text:style-name="T10"><text:s text:c="8"/></text:span><text:span text:style-name="T10">for (var i = 0; i &lt; data.length; i++) {</text:span></text:p>
              </text:list-item>
              <text:list-item>
                <text:p text:style-name="P12"><text:span text:style-name="T10"><text:s text:c="12"/></text:span><text:span text:style-name="T10">lsResultat += data[i].ville;</text:span></text:p>
              </text:list-item>
              <text:list-item>
                <text:p text:style-name="P12"><text:span text:style-name="T10"><text:s text:c="12"/></text:span><text:span text:style-name="T10">lsResultat += " : ";</text:span></text:p>
              </text:list-item>
              <text:list-item>
                <text:p text:style-name="P12"><text:span text:style-name="T10"><text:s text:c="12"/></text:span><text:span text:style-name="T10">lsResultat += data[i].codePostal;</text:span></text:p>
              </text:list-item>
              <text:list-item>
                <text:p text:style-name="P12"><text:span text:style-name="T10"><text:s text:c="12"/></text:span><text:span text:style-name="T10">lsResultat += "&lt;br&gt;";</text:span></text:p>
              </text:list-item>
              <text:list-item>
                <text:p text:style-name="P12"><text:span text:style-name="T10"><text:s text:c="8"/></text:span><text:span text:style-name="T10">}</text:span></text:p>
              </text:list-item>
              <text:list-item>
                <text:p text:style-name="P12"><text:span text:style-name="T10"><text:s text:c="8"/></text:span><text:span text:style-name="T10">$("#pResultat").html(lsResultat);</text:span></text:p>
              </text:list-item>
              <text:list-item>
                <text:p text:style-name="P12"><text:span text:style-name="T10"><text:s text:c="4"/></text:span><text:span text:style-name="T10">});</text:span></text:p>
              </text:list-item>
            </text:list>
            <text:list text:style-name="L6">
              <text:list-item>
                <text:p text:style-name="P12"><text:span text:style-name="T10">} /// init</text:span></text:p>
              </text:list-item>
            </text:list>
            <text:list text:style-name="L4">
              <text:list-header>
                <text:p text:style-name="P12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éments" draw:style-name="dp4" draw:master-page-name="Master1-Layout2-obj-Titre-et-contenu" presentation:presentation-page-layout-name="AL2T18">
        <office:forms form:automatic-focus="false" form:apply-design-mode="false"/>
        <draw:frame presentation:style-name="pr11" draw:text-style-name="P5" draw:layer="layout" svg:width="22.86cm" svg:height="3.057cm" svg:x="1.27cm" svg:y="0.743cm" presentation:class="title" presentation:user-transformed="true">
          <draw:text-box>
            <text:p text:style-name="P5"><text:span text:style-name="T4">Compléments</text:span></text:p>
          </draw:text-box>
        </draw:frame>
        <draw:frame presentation:style-name="pr8" draw:layer="layout" svg:width="22.73cm" svg:height="10.4cm" svg:x="1.27cm" svg:y="4.4cm" presentation:class="outline" presentation:user-transformed="true">
          <draw:text-box>
            <text:list text:style-name="L4">
              <text:list-header>
                <text:p text:style-name="P12"><text:span text:style-name="T9"/></text:p>
              </text:list-header>
              <text:list-item>
                <text:p text:style-name="P12"><text:span text:style-name="T13">Pour jsonp cf jquery_ajax.odt (section 1.8)</text:span></text:p>
              </text:list-item>
            </text:list>
            <text:list text:style-name="L7">
              <text:list-item>
                <text:p text:style-name="P12"><text:span text:style-name="T13">Pour $.getScript() cf jquery_ajax.odt (section 1.7)</text:span></text:p>
              </text:list-item>
              <text:list-item>
                <text:p text:style-name="P12"><text:span text:style-name="T13">Pour le cross domain cf jquery_ajax.odt (section 1.10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entury Gothic1" svg:font-family="'Century Gothic'"/>
    <style:font-face style:name="Mangal2" svg:font-family="Mangal"/>
    <style:font-face style:name="OpenSymbol2" svg:font-family="OpenSymbol, 'Arial Unicode MS'"/>
    <style:font-face style:name="StarSymbol" svg:font-family="StarSymbol, 'Arial Unicode MS'"/>
    <style:font-face style:name="Cumberland" svg:font-family="Cumberland, 'Courier New'" style:font-family-generic="modern"/>
    <style:font-face style:name="Courier 10 Pitch1" svg:font-family="'Courier 10 Pitch'" style:font-pitch="fixed"/>
    <style:font-face style:name="Courier 10 Pitch2" svg:font-family="'Courier 10 Pitch'" style:font-adornments="Normal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lbany" svg:font-family="Albany, Arial" style:font-family-generic="swiss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, 'Kozuka Gothic Pro B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a0" draw:style="linear" draw:start-color="#474747" draw:end-color="#626262" draw:start-intensity="100%" draw:end-intensity="100%" draw:angle="0" draw:border="0%"/>
    <draw:gradient draw:name="a114" draw:style="linear" draw:start-color="#000000" draw:end-color="#000000" draw:start-intensity="100%" draw:end-intensity="100%" draw:angle="0" draw:border="0%"/>
    <draw:gradient draw:name="a118" draw:style="linear" draw:start-color="#d2d2d2" draw:end-color="#d2d2d2" draw:start-intensity="10%" draw:end-intensity="8%" draw:angle="3170" draw:border="0%"/>
    <draw:gradient draw:name="a122" draw:style="linear" draw:start-color="#b6004a" draw:end-color="#ff0083" draw:start-intensity="100%" draw:end-intensity="100%" draw:angle="1920" draw:border="0%"/>
    <draw:gradient draw:name="a146" draw:style="linear" draw:start-color="#474747" draw:end-color="#626262" draw:start-intensity="100%" draw:end-intensity="100%" draw:angle="0" draw:border="0%"/>
    <draw:gradient draw:name="a150" draw:style="linear" draw:start-color="#d2d2d2" draw:end-color="#d2d2d2" draw:start-intensity="10%" draw:end-intensity="8%" draw:angle="3170" draw:border="0%"/>
    <draw:gradient draw:name="a204" draw:style="linear" draw:start-color="#474747" draw:end-color="#626262" draw:start-intensity="100%" draw:end-intensity="100%" draw:angle="0" draw:border="0%"/>
    <draw:gradient draw:name="a264" draw:style="linear" draw:start-color="#474747" draw:end-color="#626262" draw:start-intensity="100%" draw:end-intensity="100%" draw:angle="0" draw:border="0%"/>
    <draw:gradient draw:name="a268" draw:style="linear" draw:start-color="#d2d2d2" draw:end-color="#d2d2d2" draw:start-intensity="10%" draw:end-intensity="8%" draw:angle="3170" draw:border="0%"/>
    <draw:gradient draw:name="a288" draw:style="linear" draw:start-color="#474747" draw:end-color="#626262" draw:start-intensity="100%" draw:end-intensity="100%" draw:angle="0" draw:border="0%"/>
    <draw:gradient draw:name="a292" draw:style="linear" draw:start-color="#d2d2d2" draw:end-color="#d2d2d2" draw:start-intensity="10%" draw:end-intensity="8%" draw:angle="3170" draw:border="0%"/>
    <draw:gradient draw:name="a308" draw:style="linear" draw:start-color="#474747" draw:end-color="#626262" draw:start-intensity="100%" draw:end-intensity="100%" draw:angle="0" draw:border="0%"/>
    <draw:gradient draw:name="a347" draw:style="linear" draw:start-color="#000000" draw:end-color="#000000" draw:start-intensity="100%" draw:end-intensity="100%" draw:angle="0" draw:border="0%"/>
    <draw:gradient draw:name="a373" draw:style="linear" draw:start-color="#474747" draw:end-color="#626262" draw:start-intensity="100%" draw:end-intensity="100%" draw:angle="0" draw:border="0%"/>
    <draw:gradient draw:name="a377" draw:style="linear" draw:start-color="#d2d2d2" draw:end-color="#d2d2d2" draw:start-intensity="10%" draw:end-intensity="8%" draw:angle="3170" draw:border="0%"/>
    <draw:gradient draw:name="a4" draw:style="linear" draw:start-color="#d2d2d2" draw:end-color="#d2d2d2" draw:start-intensity="10%" draw:end-intensity="8%" draw:angle="3170" draw:border="0%"/>
    <draw:gradient draw:name="a41" draw:style="linear" draw:start-color="#474747" draw:end-color="#626262" draw:start-intensity="100%" draw:end-intensity="100%" draw:angle="0" draw:border="0%"/>
    <draw:gradient draw:name="a414" draw:style="linear" draw:start-color="#474747" draw:end-color="#626262" draw:start-intensity="100%" draw:end-intensity="100%" draw:angle="0" draw:border="0%"/>
    <draw:gradient draw:name="a418" draw:style="linear" draw:start-color="#d2d2d2" draw:end-color="#d2d2d2" draw:start-intensity="10%" draw:end-intensity="8%" draw:angle="3170" draw:border="0%"/>
    <draw:gradient draw:name="a45" draw:style="linear" draw:start-color="#d2d2d2" draw:end-color="#d2d2d2" draw:start-intensity="10%" draw:end-intensity="8%" draw:angle="3170" draw:border="0%"/>
    <draw:gradient draw:name="a455" draw:style="linear" draw:start-color="#474747" draw:end-color="#626262" draw:start-intensity="100%" draw:end-intensity="100%" draw:angle="0" draw:border="0%"/>
    <draw:gradient draw:name="a465" draw:style="linear" draw:start-color="#474747" draw:end-color="#626262" draw:start-intensity="100%" draw:end-intensity="100%" draw:angle="0" draw:border="0%"/>
    <draw:gradient draw:name="a51" draw:style="linear" draw:start-color="#b6004a" draw:end-color="#ff0083" draw:start-intensity="100%" draw:end-intensity="100%" draw:angle="1920" draw:border="0%"/>
    <draw:gradient draw:name="a73" draw:style="linear" draw:start-color="#474747" draw:end-color="#626262" draw:start-intensity="100%" draw:end-intensity="100%" draw:angle="0" draw:border="0%"/>
    <draw:gradient draw:name="a77" draw:style="linear" draw:start-color="#d2d2d2" draw:end-color="#d2d2d2" draw:start-intensity="10%" draw:end-intensity="8%" draw:angle="3170" draw:border="0%"/>
    <draw:marker draw:name="Arrow" svg:viewBox="0 0 20 30" svg:d="M10 0l-10 30h20z"/>
    <style:default-style style:family="graphic">
      <style:graphic-properties draw:stroke="solid" svg:stroke-width="0.071cm" svg:stroke-color="#bc2665" draw:fill-color="#ff388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left="1.341cm" fo:margin-right="0cm" fo:margin-top="0.187cm" fo:margin-bottom="0.187cm" fo:text-align="center" fo:text-indent="-1.341cm" style:text-autospace="none" style:writing-mode="lr-tb"/>
      <style:text-properties fo:font-variant="small-caps" style:use-window-font-color="true" style:font-name="Arial1" fo:font-family="Arial" style:font-family-generic="swiss" style:font-pitch="variable" fo:font-size="20pt" fo:letter-spacing="0.035cm" fo:language="fr" fo:country="FR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 style:writing-mode="lr-tb"/>
      <style:text-properties fo:font-variant="small-caps"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fo:color="#ffffff" style:font-name="Arial1" fo:font-family="Arial" style:font-family-generic="swiss" style:font-pitch="variable" fo:font-size="14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2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itation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0" style:display-name="Titre 10" style:family="graphic">
      <style:paragraph-properties fo:margin-top="0.187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0.5pt" fo:language="fr" fo:country="F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fo:language="fr" fo:country="FR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fr" fo:country="FR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Préformaté_20_HTML" style:display-name="Préformaté HTML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pport_5f_syntaxe" style:display-name="support_syntaxe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Explorateur_20_de_20_document" style:display-name="Explorateur de documen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 style:writing-mode="lr-tb">
        <style:tab-stops>
          <style:tab-stop style:position="1.866cm"/>
          <style:tab-stop style:position="28.18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zxx" fo:country="none" style:font-name-asian="Times New Roman" style:font-family-asian="'Times New Roman'" style:font-family-generic-asian="roman" style:font-pitch-asian="variable" style:font-size-asian="2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style:font-name="Tahoma1" fo:font-family="Tahoma" style:font-family-generic="swiss" style:font-pitch="variable" fo:font-size="12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Comic Sans MS1" fo:font-family="'Comic Sans MS'" style:font-family-generic="script" style:font-pitch="variable" fo:font-size="10pt" fo:language="fr" fo:country="FR" fo:font-weight="bold" style:font-name-asian="Comic Sans MS1" style:font-family-asian="'Comic Sans MS'" style:font-family-generic-asian="script" style:font-pitch-asian="variable" style:font-size-asian="10pt" style:language-asian="ar" style:country-asian="SA" style:font-weight-asian="bold" style:font-weight-complex="bold"/>
    </style:style>
    <style:style style:name="support_5f_notes" style:display-name="support_notes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2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Texte_20_de_20_bulles_20_Car" style:display-name="Texte de bulles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apple-converted-space" style:family="graphic">
      <style:paragraph-properties style:text-autospace="none"/>
    </style:style>
    <style:style style:name="keywords" style:family="graphic">
      <style:paragraph-properties style:text-autospace="none"/>
    </style:style>
    <style:style style:name="string" style:family="graphic">
      <style:paragraph-properties style:text-autospace="none"/>
    </style:style>
    <style:style style:name="syntax_5f_punct_20_syntax_5f_punct_5f_queryend" style:display-name="syntax_punct syntax_punct_queryend" style:family="graphic">
      <style:paragraph-properties style:text-autospace="none"/>
    </style:style>
    <style:style style:name="WW-Police_20_par_20_défaut" style:display-name="WW-Police par défaut" style:family="graphic">
      <style:paragraph-properties style:text-autospace="none"/>
    </style:style>
    <style:style style:name="syntax_5f_digit_20_syntax_5f_digit_5f_integer" style:display-name="syntax_digit syntax_digit_integer" style:family="graphic">
      <style:paragraph-properties style:text-autospace="none"/>
    </style:style>
    <style:style style:name="syntax_5f_alpha_20_syntax_5f_alpha_5f_columntype" style:display-name="syntax_alpha syntax_alpha_columntype" style:family="graphic">
      <style:paragraph-properties style:text-autospace="none"/>
    </style:style>
    <style:style style:name="syntax_5f_quote_20_syntax_5f_quote_5f_backtick" style:display-name="syntax_quote syntax_quote_backtick" style:family="graphic">
      <style:paragraph-properties style:text-autospace="none"/>
    </style:style>
    <style:style style:name="Code_20_HTML" style:display-name="Code HTML" style:family="graphic">
      <style:paragraph-properties style:text-autospace="none"/>
      <style:text-properties style:font-name="Arial Unicode MS" fo:font-family="'Arial Unicode MS', 'Kozuka Gothic Pro B'" style:font-family-generic="swiss" style:font-pitch="variable" fo:font-size="10pt" style:font-name-asian="Arial Unicode MS" style:font-family-asian="'Arial Unicode MS', 'Kozuka Gothic Pro B'" style:font-family-generic-asian="swiss" style:font-pitch-asian="variable" style:font-size-asian="10pt"/>
    </style:style>
    <style:style style:name="syntax_5f_punct_20_syntax_5f_punct_5f_bracket_5f_close_5f_round" style:display-name="syntax_punct syntax_punct_bracket_close_round" style:family="graphic">
      <style:paragraph-properties style:text-autospace="none"/>
    </style:style>
    <style:style style:name="syntax_5f_punct_20_syntax_5f_punct_5f_bracket_5f_open_5f_round" style:display-name="syntax_punct syntax_punct_bracket_open_round" style:family="graphic">
      <style:paragraph-properties style:text-autospace="none"/>
    </style:style>
    <style:style style:name="syntax_5f_alpha_20_syntax_5f_alpha_5f_functionname" style:display-name="syntax_alpha syntax_alpha_functionname" style:family="graphic">
      <style:paragraph-properties style:text-autospace="none"/>
    </style:style>
    <style:style style:name="syntax_5f_punct" style:display-name="syntax_punct" style:family="graphic">
      <style:paragraph-properties style:text-autospace="none"/>
    </style:style>
    <style:style style:name="syntax_5f_alpha_20_syntax_5f_alpha_5f_variable" style:display-name="syntax_alpha syntax_alpha_variable" style:family="graphic">
      <style:paragraph-properties style:text-autospace="none"/>
    </style:style>
    <style:style style:name="syntax_5f_quote_20_syntax_5f_quote_5f_single" style:display-name="syntax_quote syntax_quote_single" style:family="graphic">
      <style:paragraph-properties style:text-autospace="none"/>
    </style:style>
    <style:style style:name="syntax_5f_alpha_20_syntax_5f_alpha_5f_reservedword" style:display-name="syntax_alpha syntax_alpha_reservedword" style:family="graphic">
      <style:paragraph-properties style:text-autospace="none"/>
    </style:style>
    <style:style style:name="syntax" style:family="graphic">
      <style:paragraph-properties style:text-autospace="none"/>
    </style:style>
    <style:style style:name="WW8Num9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6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fo:font-size="8pt" style:font-name-asian="Times New Roman" style:font-family-asian="'Times New Roman'" style:font-family-generic-asian="roman" style:font-pitch-asian="variable" style:font-size-asian="8pt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fo:font-size="8pt" style:font-name-asian="Times New Roman" style:font-family-asian="'Times New Roman'" style:font-family-generic-asian="roman" style:font-pitch-asian="variable" style:font-size-asian="8pt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fo:font-size="8pt" style:font-name-asian="Times New Roman" style:font-family-asian="'Times New Roman'" style:font-family-generic-asian="roman" style:font-pitch-asian="variable" style:font-size-asian="8pt"/>
    </style:style>
    <style:style style:name="WW8Num3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1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-Police_20_par_20_défaut1" style:display-name="WW-Police par défaut1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WW8Num2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8Num4z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8Num2z1" style:family="graphic">
      <style:paragraph-properties style:text-autospace="none"/>
      <style:text-properties style:font-name="Wingdings 2" fo:font-family="'Wingdings 2'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Dessi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style="italic" style:font-name-asian="Tahoma1" style:font-family-asian="Tahoma" style:font-family-generic-asian="swiss" style:font-pitch-asian="variable" style:font-size-asian="10pt" style:language-asian="ar" style:country-asian="SA" style:font-style-asian="italic" style:font-style-complex="italic"/>
    </style:style>
    <style:style style:name="Normal_20__28_Web_29_" style:display-name="Normal (Web)" style:family="graphic">
      <style:paragraph-properties fo:margin-top="0.31cm" fo:margin-bottom="0.31cm" fo:text-align="start" style:text-autospace="none" style:writing-mode="lr-tb"/>
      <style:text-properties fo:color="#000000" style:font-name="Arial Unicode MS" fo:font-family="'Arial Unicode MS', 'Kozuka Gothic Pro B'" style:font-family-generic="swiss" style:font-pitch="variable" fo:font-size="12pt" style:font-name-asian="Arial Unicode MS" style:font-family-asian="'Arial Unicode MS', 'Kozuka Gothic Pro B'" style:font-family-generic-asian="swiss" style:font-pitch-asian="variable" style:font-size-asian="12pt" style:language-asian="ar" style:country-asian="SA"/>
    </style:style>
    <style:style style:name="Répertoir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style:font-name-asian="Tahoma1" style:font-family-asian="Tahoma" style:font-family-generic-asian="swiss" style:font-pitch-asian="variable" style:font-size-asian="10pt" style:language-asian="ar" style:country-asian="SA"/>
    </style:style>
    <style:style style:name="Master1-Verve-background" style:family="presentation">
      <style:graphic-properties draw:stroke="none" draw:fill="gradient" draw:fill-gradient-name="a0"/>
      <style:text-properties style:letter-kerning="true"/>
    </style:style>
    <style:style style:name="Master1-Ve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e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erve-outline1" style:family="presentation">
      <style:graphic-properties draw:stroke="none" draw:fill="none" draw:auto-grow-height="false" draw:fit-to-size="shrink-to-fit">
        <text:list-style style:name="Master1-Ve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outline2" style:family="presentation" style:parent-style-name="Master1-Verve-outline1">
      <style:paragraph-properties fo:margin-top="0cm" fo:margin-bottom="0.4cm"/>
      <style:text-properties fo:font-size="28pt" style:font-size-asian="28pt" style:font-size-complex="28pt"/>
    </style:style>
    <style:style style:name="Master1-Verve-outline3" style:family="presentation" style:parent-style-name="Master1-Verve-outline2">
      <style:paragraph-properties fo:margin-top="0cm" fo:margin-bottom="0.3cm"/>
      <style:text-properties fo:font-size="24pt" style:font-size-asian="24pt" style:font-size-complex="24pt"/>
    </style:style>
    <style:style style:name="Master1-Verve-outline4" style:family="presentation" style:parent-style-name="Master1-Verve-outline3">
      <style:paragraph-properties fo:margin-top="0cm" fo:margin-bottom="0.2cm"/>
      <style:text-properties fo:font-size="20pt" style:font-size-asian="20pt" style:font-size-complex="20pt"/>
    </style:style>
    <style:style style:name="Master1-Verve-outline5" style:family="presentation" style:parent-style-name="Master1-Verve-outline4">
      <style:paragraph-properties fo:margin-top="0cm" fo:margin-bottom="0.1cm"/>
      <style:text-properties fo:font-size="20pt" style:font-size-asian="20pt" style:font-size-complex="20pt"/>
    </style:style>
    <style:style style:name="Master1-Verve-outline6" style:family="presentation" style:parent-style-name="Master1-Verve-outline5">
      <style:paragraph-properties fo:margin-top="0cm" fo:margin-bottom="0.1cm"/>
      <style:text-properties fo:font-size="20pt" style:font-size-asian="20pt" style:font-size-complex="20pt"/>
    </style:style>
    <style:style style:name="Master1-Verve-outline7" style:family="presentation" style:parent-style-name="Master1-Verve-outline6">
      <style:paragraph-properties fo:margin-top="0cm" fo:margin-bottom="0.1cm"/>
      <style:text-properties fo:font-size="20pt" style:font-size-asian="20pt" style:font-size-complex="20pt"/>
    </style:style>
    <style:style style:name="Master1-Verve-outline8" style:family="presentation" style:parent-style-name="Master1-Verve-outline7">
      <style:paragraph-properties fo:margin-top="0cm" fo:margin-bottom="0.1cm"/>
      <style:text-properties fo:font-size="20pt" style:font-size-asian="20pt" style:font-size-complex="20pt"/>
    </style:style>
    <style:style style:name="Master1-Verve-outline9" style:family="presentation" style:parent-style-name="Master1-Verve-outline8">
      <style:paragraph-properties fo:margin-top="0cm" fo:margin-bottom="0.1cm"/>
      <style:text-properties fo:font-size="20pt" style:font-size-asian="20pt" style:font-size-complex="20pt"/>
    </style:style>
    <style:style style:name="Master1-Verve-subtitle" style:family="presentation">
      <style:graphic-properties draw:stroke="none" draw:fill="none" draw:textarea-vertical-align="middle">
        <text:list-style style:name="Master1-Ve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erve-title" style:family="presentation">
      <style:graphic-properties draw:stroke="none" draw:fill="none" draw:textarea-vertical-align="middle">
        <text:list-style style:name="Master1-Ve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gradient" draw:fill-gradient-name="a41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gradient" draw:fill-gradient-name="a73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gradient" draw:fill-gradient-name="a114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gradient" draw:fill-gradient-name="a146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gradient" draw:fill-gradient-name="a204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gradient" draw:fill-gradient-name="a264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gradient" draw:fill-gradient-name="a288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gradient" draw:fill-gradient-name="a308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gradient" draw:fill-gradient-name="a347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gradient" draw:fill-gradient-name="a373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gradient" draw:fill-gradient-name="a414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73"/>
    </style:style>
    <style:style style:name="Mdp4" style:family="drawing-page">
      <style:drawing-page-properties draw:background-size="border" draw:fill="gradient" draw:fill-gradient-name="a114"/>
    </style:style>
    <style:style style:name="Mdp5" style:family="drawing-page">
      <style:drawing-page-properties draw:background-size="border" draw:fill="gradient" draw:fill-gradient-name="a146"/>
    </style:style>
    <style:style style:name="Mdp6" style:family="drawing-page">
      <style:drawing-page-properties draw:background-size="border" draw:fill="gradient" draw:fill-gradient-name="a204"/>
    </style:style>
    <style:style style:name="Mdp7" style:family="drawing-page">
      <style:drawing-page-properties draw:background-size="border" draw:fill="gradient" draw:fill-gradient-name="a264"/>
    </style:style>
    <style:style style:name="Mdp8" style:family="drawing-page">
      <style:drawing-page-properties draw:background-size="border" draw:fill="gradient" draw:fill-gradient-name="a288"/>
    </style:style>
    <style:style style:name="Mdp9" style:family="drawing-page">
      <style:drawing-page-properties draw:background-size="border" draw:fill="gradient" draw:fill-gradient-name="a308"/>
    </style:style>
    <style:style style:name="Mdp10" style:family="drawing-page">
      <style:drawing-page-properties draw:background-size="border" draw:fill="gradient" draw:fill-gradient-name="a347"/>
    </style:style>
    <style:style style:name="Mdp11" style:family="drawing-page">
      <style:drawing-page-properties draw:background-size="border" draw:fill="gradient" draw:fill-gradient-name="a373"/>
    </style:style>
    <style:style style:name="Mdp12" style:family="drawing-page">
      <style:drawing-page-properties draw:background-size="border" draw:fill="gradient" draw:fill-gradient-name="a414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14cm" svg:stroke-color="#bfbfbf" svg:stroke-opacity="35%" draw:fill="none" fo:padding-top="0.132cm" fo:padding-bottom="0.132cm" fo:padding-left="0.257cm" fo:padding-right="0.257cm"/>
    </style:style>
    <style:style style:name="Mgr5" style:family="graphic" style:parent-style-name="standard">
      <style:graphic-properties draw:stroke="solid" svg:stroke-width="0.017cm" svg:stroke-color="#c6c6c6" svg:stroke-opacity="45%" draw:fill="none" fo:padding-top="0.133cm" fo:padding-bottom="0.133cm" fo:padding-left="0.258cm" fo:padding-right="0.258cm"/>
    </style:style>
    <style:style style:name="Mgr6" style:family="graphic" style:parent-style-name="standard">
      <style:graphic-properties draw:stroke="none" draw:fill="gradient" draw:fill-gradient-name="a45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51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2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15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6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29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3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418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Verv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Verv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Verv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Verv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Ve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Ve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5-twoTxTwoObj-Comparais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outline1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3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4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title">
      <style:graphic-properties draw:stroke="none" draw:fill="solid" draw:fill-color="#49494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outline1">
      <style:graphic-properties draw:stroke="solid" svg:stroke-width="0.026cm" svg:stroke-color="#ff388c" svg:stroke-opacity="100%" draw:stroke-linejoin="miter" draw:fill="solid" draw:fill-color="#ff388c" draw:opacity="15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MP6" style:family="paragraph">
      <style:paragraph-properties fo:margin-left="2.286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07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.15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45cm" fo:margin-right="0cm" fo:margin-top="0.212cm" fo:margin-bottom="0cm" fo:line-height="100%" fo:text-align="start" fo:text-indent="-1.067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.051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1.245cm" fo:margin-right="0cm" fo:margin-top="0cm" fo:margin-bottom="0cm" fo:line-height="100%" fo:text-align="start" fo:text-indent="-1.067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5c9c" style:text-line-through-style="none" style:text-line-through-type="none" style:text-position="0% 100%" style:font-name="Century Gothic1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ff5c9c" style:text-line-through-style="none" style:text-line-through-type="none" style:text-position="0% 100%" style:font-name="Century Gothic1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entury Gothic1" fo:font-size="1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font-variant="normal" fo:text-transform="none" fo:color="#ff5c9c" style:text-line-through-style="none" style:text-line-through-type="none" style:text-position="0% 100%" style:font-name="Century Gothic1" fo:font-size="3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entury Gothic1" fo:font-size="33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text-transform="uppercase" fo:color="#ff5c9c" style:text-line-through-style="none" style:text-line-through-type="none" style:text-position="0% 100%" style:font-name="Century Gothic1" fo:font-size="29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entury Gothic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entury Gothic1" fo:font-size="9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20" style:family="text">
      <style:text-properties fo:text-transform="uppercase" fo:color="#ff5c9c" style:text-line-through-style="none" style:text-line-through-type="none" style:text-position="0% 100%" style:font-name="Century Gothic1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entury Gothic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›">
        <style:list-level-properties text:space-before="0.451cm" text:min-label-width="0.794cm"/>
        <style:text-properties fo:font-family="Verdana" style:font-family-generic="swiss" fo:color="#ff388c" fo:font-size="95%"/>
      </text:list-level-style-bullet>
      <text:list-level-style-bullet text:level="2" text:bullet-char="›">
        <style:list-level-properties text:space-before="1.492cm" text:min-label-width="0.794cm"/>
        <style:text-properties fo:font-family="Verdana" style:font-family-generic="swiss" fo:color="#ff388c" fo:font-size="95%"/>
      </text:list-level-style-bullet>
      <text:list-level-style-bullet text:level="3" text:bullet-char="›">
        <style:list-level-properties text:space-before="2.28cm" text:min-label-width="0.794cm"/>
        <style:text-properties fo:font-family="Verdana" style:font-family-generic="swiss" fo:color="#ff388c" fo:font-size="95%"/>
      </text:list-level-style-bullet>
      <text:list-level-style-bullet text:level="4" text:bullet-char="›">
        <style:list-level-properties text:space-before="3.016cm" text:min-label-width="0.794cm"/>
        <style:text-properties fo:font-family="Verdana" style:font-family-generic="swiss" fo:color="#ff388c" fo:font-size="95%"/>
      </text:list-level-style-bullet>
      <text:list-level-style-bullet text:level="5" text:bullet-char="›">
        <style:list-level-properties text:space-before="3.651cm" text:min-label-width="0.794cm"/>
        <style:text-properties fo:font-family="Verdana" style:font-family-generic="swiss" fo:color="#ff388c" fo:font-size="95%"/>
      </text:list-level-style-bullet>
      <text:list-level-style-bullet text:level="6" text:bullet-char="›">
        <style:list-level-properties text:space-before="4.286cm" text:min-label-width="0.794cm"/>
        <style:text-properties fo:font-family="Verdana" style:font-family-generic="swiss" fo:color="#ff388c" fo:font-size="95%"/>
      </text:list-level-style-bullet>
      <text:list-level-style-bullet text:level="7" text:bullet-char="›">
        <style:list-level-properties text:space-before="4.997cm" text:min-label-width="0.794cm"/>
        <style:text-properties fo:font-family="Verdana" style:font-family-generic="swiss" fo:color="#ff388c" fo:font-size="95%"/>
      </text:list-level-style-bullet>
      <text:list-level-style-bullet text:level="8" text:bullet-char="›">
        <style:list-level-properties text:space-before="5.556cm" text:min-label-width="0.794cm"/>
        <style:text-properties fo:font-family="Verdana" style:font-family-generic="swiss" fo:color="#ff388c" fo:font-size="95%"/>
      </text:list-level-style-bullet>
      <text:list-level-style-bullet text:level="9" text:bullet-char="›">
        <style:list-level-properties text:space-before="6.191cm" text:min-label-width="0.794cm"/>
        <style:text-properties fo:font-family="Verdana" style:font-family-generic="swiss" fo:color="#ff388c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space-before="0.61cm" text:min-label-width="0.635cm"/>
        <style:text-properties fo:font-family="'Wingdings 2'" style:font-charset="x-symbol" fo:color="#ff388c" fo:font-size="100%"/>
      </text:list-level-style-bullet>
      <text:list-level-style-bullet text:level="2" text:bullet-char="">
        <style:list-level-properties text:space-before="1.651cm" text:min-label-width="0.635cm"/>
        <style:text-properties fo:font-family="'Wingdings 2'" style:font-charset="x-symbol" fo:color="#ff388c" fo:font-size="100%"/>
      </text:list-level-style-bullet>
      <text:list-level-style-bullet text:level="3" text:bullet-char="">
        <style:list-level-properties text:space-before="2.438cm" text:min-label-width="0.635cm"/>
        <style:text-properties fo:font-family="'Wingdings 2'" style:font-charset="x-symbol" fo:color="#ff388c" fo:font-size="100%"/>
      </text:list-level-style-bullet>
      <text:list-level-style-bullet text:level="4" text:bullet-char="">
        <style:list-level-properties text:space-before="3.175cm" text:min-label-width="0.635cm"/>
        <style:text-properties fo:font-family="'Wingdings 2'" style:font-charset="x-symbol" fo:color="#ff388c" fo:font-size="100%"/>
      </text:list-level-style-bullet>
      <text:list-level-style-bullet text:level="5" text:bullet-char="">
        <style:list-level-properties text:space-before="3.81cm" text:min-label-width="0.635cm"/>
        <style:text-properties fo:font-family="'Wingdings 2'" style:font-charset="x-symbol" fo:color="#ff388c" fo:font-size="100%"/>
      </text:list-level-style-bullet>
      <text:list-level-style-bullet text:level="6" text:bullet-char="">
        <style:list-level-properties text:space-before="4.445cm" text:min-label-width="0.635cm"/>
        <style:text-properties fo:font-family="'Wingdings 2'" style:font-charset="x-symbol" fo:color="#ff388c" fo:font-size="100%"/>
      </text:list-level-style-bullet>
      <text:list-level-style-bullet text:level="7" text:bullet-char="">
        <style:list-level-properties text:space-before="5.156cm" text:min-label-width="0.635cm"/>
        <style:text-properties fo:font-family="'Wingdings 2'" style:font-charset="x-symbol" fo:color="#ff388c" fo:font-size="100%"/>
      </text:list-level-style-bullet>
      <text:list-level-style-bullet text:level="8" text:bullet-char="">
        <style:list-level-properties text:space-before="5.715cm" text:min-label-width="0.635cm"/>
        <style:text-properties fo:font-family="'Wingdings 2'" style:font-charset="x-symbol" fo:color="#ff388c" fo:font-size="100%"/>
      </text:list-level-style-bullet>
      <text:list-level-style-bullet text:level="9" text:bullet-char="">
        <style:list-level-properties text:space-before="6.35cm" text:min-label-width="0.635cm"/>
        <style:text-properties fo:font-family="'Wingdings 2'" style:font-charset="x-symbol" fo:color="#ff38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66cm" text:min-label-width="0.584cm"/>
        <style:text-properties fo:font-family="'Wingdings 2'" style:font-charset="x-symbol" fo:color="#ff388c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ff388c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ff388c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ff388c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ff388c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ff388c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ff388c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ff388c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ff38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66cm" text:min-label-width="0.584cm"/>
        <style:text-properties fo:font-family="'Wingdings 2'" style:font-charset="x-symbol" fo:color="#ff90b2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ff90b2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ff90b2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ff90b2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ff90b2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ff90b2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ff90b2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ff90b2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ff90b2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152cm"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Verve" style:page-layout-name="PM1" draw:style-name="Mdp1">
      <draw:custom-shape draw:name="Triangle rectangle 10" draw:style-name="Mgr3" draw:text-style-name="MP3" draw:layer="backgroundobjects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backgroundobjects" draw:type="line" svg:x1="0cm" svg:y1="0.02cm" svg:x2="25.38cm" svg:y2="19.03cm" svg:d="M0 20l25380 19010" svg:viewBox="0 0 25381 19011">
        <text:p/>
      </draw:connector>
      <draw:connector draw:name="Connecteur droit 8" draw:style-name="Mgr5" draw:layer="backgroundobjects" draw:type="line" svg:x1="25.393cm" svg:y1="13.745cm" svg:x2="17.969cm" svg:y2="19.024cm" svg:d="M25393 13745l-7424 5279" svg:viewBox="0 0 7425 5280">
        <text:p/>
      </draw:connector>
      <draw:frame draw:name="Espace réservé du titre 21" presentation:style-name="Mpr1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12" presentation:style-name="Mpr2" draw:text-style-name="MP3" draw:layer="backgroundobjects" svg:width="22.86cm" svg:height="12.7cm" svg:x="1.27cm" svg:y="5.2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3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2" presentation:style-name="Mpr3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22" presentation:style-name="Mpr4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Verve-title" draw:layer="backgroundobjects" svg:width="14.848cm" svg:height="11.136cm" svg:x="3.075cm" svg:y="2.257cm" presentation:class="page"/>
        <draw:frame presentation:style-name="Master1-Ve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custom-shape draw:name="Triangle rectangle 9" draw:style-name="Mgr6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10" draw:style-name="Mgr4" draw:layer="Master1-bg" draw:type="line" svg:x1="0cm" svg:y1="0.02cm" svg:x2="25.38cm" svg:y2="19.03cm" svg:d="M0 20l25380 19010" svg:viewBox="0 0 25381 19011">
        <text:p/>
      </draw:connector>
      <draw:connector draw:name="Connecteur droit 11" draw:style-name="Mgr5" draw:layer="Master1-bg" draw:type="line" svg:x1="25.393cm" svg:y1="13.745cm" svg:x2="17.969cm" svg:y2="19.024cm" svg:d="M25393 13745l-7424 5279" svg:viewBox="0 0 7425 5280">
        <text:p/>
      </draw:connector>
      <draw:custom-shape draw:name="Triangle isocèle 6" draw:style-name="Mgr7" draw:text-style-name="MP3" draw:layer="backgroundobjects" svg:width="5.258cm" svg:height="3.595cm" draw:transform="rotate (1.5707963267949) translate (21.816cm 19.022cm)">
        <text:p text:style-name="MP11"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re 7" presentation:style-name="Mpr7" draw:text-style-name="MP3" draw:layer="backgroundobjects" svg:width="22.397cm" svg:height="4.083cm" svg:x="1.502cm" svg:y="2.156cm" presentation:class="title">
        <draw:text-box>
          <text:p text:style-name="MP12"><text:span text:style-name="MT10">Cliquez pour modifier le style du titre</text:span></text:p>
        </draw:text-box>
      </draw:frame>
      <draw:frame draw:name="Sous-titre 8" presentation:style-name="Mpr8" draw:text-style-name="MP3" draw:layer="backgroundobjects" svg:width="22.397cm" svg:height="4.868cm" svg:x="1.502cm" svg:y="6.251cm" presentation:class="subtitle">
        <draw:text-box>
          <text:p text:style-name="MP13"><text:span text:style-name="MT3">Cliquez pour modifier le style des sous-titres du masque</text:span></text:p>
        </draw:text-box>
      </draw:frame>
      <draw:frame draw:name="Espace réservé de la date 27" presentation:style-name="Mpr9" draw:text-style-name="MP3" draw:layer="backgroundobjects" svg:width="16.087cm" svg:height="1.014cm" svg:x="3.81cm" svg:y="16.702cm" presentation:class="date-time">
        <draw:text-box>
          <text:p text:style-name="MP14"><text:span text:style-name="MT8"><text:date style:data-style-name="D1" text:date-value="2017-04-08">08/04/2017</text:date></text:span></text:p>
        </draw:text-box>
      </draw:frame>
      <draw:frame draw:name="Espace réservé du pied de page 16" presentation:style-name="Mpr10" draw:text-style-name="MP3" draw:layer="backgroundobjects" svg:width="16.087cm" svg:height="1.014cm" svg:x="3.81cm" svg:y="15.696cm" presentation:class="footer">
        <draw:text-box>
          <text:p/>
        </draw:text-box>
      </draw:frame>
      <draw:frame draw:name="Espace réservé du numéro de diapositive 28" presentation:style-name="Mpr11" draw:text-style-name="MP3" draw:layer="backgroundobjects" svg:width="1.397cm" svg:height="1.014cm" svg:x="23.312cm" svg:y="15.979cm" presentation:class="page-number">
        <draw:text-box>
          <text:p text:style-name="MP11"><text:span text:style-name="MT11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custom-shape draw:name="Triangle rectangle 6" draw:style-name="Mgr8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14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contenu 2" presentation:style-name="Mpr15" draw:text-style-name="MP3" draw:layer="backgroundobjects" svg:width="22.86cm" svg:height="12.7cm" svg:x="1.27cm" svg:y="5.23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6" draw:text-style-name="MP3" draw:layer="backgroundobjects" svg:width="5.927cm" svg:height="0.838cm" svg:x="13.31cm" svg:y="18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16" draw:text-style-name="MP3" draw:layer="backgroundobjects" svg:width="11.833cm" svg:height="0.836cm" svg:x="1.27cm" svg:y="18.003cm" presentation:class="footer">
        <draw:text-box>
          <text:p/>
        </draw:text-box>
      </draw:frame>
      <draw:frame draw:name="Espace réservé du numéro de diapositive 5" presentation:style-name="Mpr17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custom-shape draw:name="Triangle rectangle 8" draw:style-name="Mgr9" draw:text-style-name="MP3" draw:layer="backgroundobjects" svg:width="25.361cm" svg:height="18.991cm" svg:x="0.02cm" svg:y="0.004cm">
        <text:p text:style-name="MP11"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Triangle isocèle 7" draw:style-name="Mgr10" draw:text-style-name="MP3" draw:layer="backgroundobjects" svg:width="5.258cm" svg:height="3.595cm" draw:transform="rotate (1.5707963267949) translate (21.816cm 5.286cm)">
        <text:p text:style-name="MP11"/>
        <draw:enhanced-geometry svg:viewBox="0 0 21600 21600" draw:mirror-vertical="true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Espace réservé de la date 3" presentation:style-name="Mpr20" draw:text-style-name="MP3" draw:layer="backgroundobjects" svg:width="5.927cm" svg:height="0.847cm" svg:x="19.321cm" svg:y="17.992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20" draw:text-style-name="MP3" draw:layer="backgroundobjects" svg:width="11.833cm" svg:height="0.836cm" svg:x="7.276cm" svg:y="18.003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1.397cm" svg:height="0.836cm" svg:x="23.475cm" svg:y="2.249cm" presentation:class="page-number">
        <draw:text-box>
          <text:p text:style-name="MP11"><text:span text:style-name="MT9"><text:page-number>&lt;numéro&gt;</text:page-number></text:span></text:p>
        </draw:text-box>
      </draw:frame>
      <draw:connector draw:name="Connecteur droit 10" draw:style-name="Mgr5" draw:layer="backgroundobjects" draw:type="line" svg:x1="25.393cm" svg:y1="5.304cm" svg:x2="17.969cm" svg:y2="0.027cm" svg:d="M25393 5304l-7424-5277" svg:viewBox="0 0 7425 5278">
        <text:p/>
      </draw:connector>
      <draw:connector draw:name="Connecteur droit 9" draw:style-name="Mgr4" draw:layer="backgroundobjects" draw:type="line" svg:x1="0cm" svg:y1="19.03cm" svg:x2="25.38cm" svg:y2="0.02cm" svg:d="M0 19030l25380-19010" svg:viewBox="0 0 25381 19011">
        <text:p/>
      </draw:connector>
      <draw:frame draw:name="Titre 1" presentation:style-name="Mpr22" draw:text-style-name="MP3" draw:layer="backgroundobjects" svg:width="20.108cm" svg:height="3.784cm" svg:x="1.058cm" svg:y="0.754cm" presentation:class="title">
        <draw:text-box>
          <text:p text:style-name="MP10"><text:span text:style-name="MT12">Cliquez pour modifier le style du titre</text:span></text:p>
        </draw:text-box>
      </draw:frame>
      <draw:frame draw:name="Espace réservé du texte 2" presentation:style-name="Mpr23" draw:text-style-name="MP3" draw:layer="backgroundobjects" svg:width="10.795cm" svg:height="6.35cm" svg:x="1.058cm" svg:y="4.538cm" presentation:class="outline">
        <draw:text-box>
          <text:list text:style-name="ML8">
            <text:list-item>
              <text:p text:style-name="MP15"><text:span text:style-name="MT6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custom-shape draw:name="Triangle rectangle 7" draw:style-name="Mgr11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8" draw:style-name="Mgr4" draw:layer="Master1-bg" draw:type="line" svg:x1="0cm" svg:y1="0.02cm" svg:x2="25.38cm" svg:y2="19.03cm" svg:d="M0 20l25380 19010" svg:viewBox="0 0 25381 19011">
        <text:p/>
      </draw:connector>
      <draw:connector draw:name="Connecteur droit 9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26" draw:text-style-name="MP3" draw:layer="backgroundobjects" svg:width="22.86cm" svg:height="3.886cm" svg:x="1.27cm" svg:y="0.743cm" presentation:class="title">
        <draw:text-box>
          <text:p text:style-name="MP10"><text:span text:style-name="MT2">Cliquez pour modifier le style du titre</text:span></text:p>
        </draw:text-box>
      </draw:frame>
      <draw:frame draw:name="Espace réservé du contenu 2" presentation:style-name="Mpr27" draw:text-style-name="MP3" draw:layer="backgroundobjects" svg:width="11.218cm" svg:height="12.572cm" svg:x="1.27cm" svg:y="4.785cm" presentation:class="title">
        <draw:text-box>
          <text:list text:style-name="ML2">
            <text:list-item>
              <text:p text:style-name="MP1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contenu 3" presentation:style-name="Mpr27" draw:text-style-name="MP3" draw:layer="backgroundobjects" svg:width="11.218cm" svg:height="12.572cm" svg:x="12.912cm" svg:y="4.785cm" presentation:class="title">
        <draw:text-box>
          <text:list text:style-name="ML2">
            <text:list-item>
              <text:p text:style-name="MP16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4" presentation:style-name="Mpr28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5" presentation:style-name="Mpr28" draw:text-style-name="MP3" draw:layer="backgroundobjects" svg:width="11.833cm" svg:height="0.838cm" svg:x="1.27cm" svg:y="18.003cm" presentation:class="footer">
        <draw:text-box>
          <text:p/>
        </draw:text-box>
      </draw:frame>
      <draw:frame draw:name="Espace réservé du numéro de diapositive 6" presentation:style-name="Mpr29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draw:frame presentation:style-name="Master1-Layout4-twoObj-Deux-contenu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2" draw:text-style-name="MP3" draw:layer="backgroundobjects" svg:width="2.963cm" svg:height="17.094cm" svg:x="0.689cm" svg:y="0.808cm" presentation:class="title">
        <draw:text-box>
          <text:p text:style-name="MP11"><text:span text:style-name="MT14">Cliquez pour modifier le style du titre</text:span></text:p>
        </draw:text-box>
      </draw:frame>
      <draw:frame draw:name="Espace réservé du texte 2" presentation:style-name="Mpr33" draw:text-style-name="MP3" draw:layer="backgroundobjects" svg:width="1.614cm" svg:height="8.382cm" svg:x="3.792cm" svg:y="0.808cm" presentation:class="outline">
        <draw:text-box>
          <text:list text:style-name="ML9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u texte 3" presentation:style-name="Mpr33" draw:text-style-name="MP3" draw:layer="backgroundobjects" svg:width="1.614cm" svg:height="8.382cm" svg:x="3.792cm" svg:y="9.52cm" presentation:class="outline">
        <draw:text-box>
          <text:list text:style-name="ML9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u contenu 4" presentation:style-name="Mpr34" draw:text-style-name="MP3" draw:layer="backgroundobjects" svg:width="19.05cm" svg:height="8.382cm" svg:x="5.617cm" svg:y="0.808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contenu 5" presentation:style-name="Mpr34" draw:text-style-name="MP3" draw:layer="backgroundobjects" svg:width="19.05cm" svg:height="8.382cm" svg:x="5.617cm" svg:y="9.52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e la date 6" presentation:style-name="Mpr35" draw:text-style-name="MP3" draw:layer="backgroundobjects" svg:width="5.918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7" presentation:style-name="Mpr35" draw:text-style-name="MP3" draw:layer="backgroundobjects" svg:width="11.836cm" svg:height="0.838cm" svg:x="1.27cm" svg:y="18.003cm" presentation:class="footer">
        <draw:text-box>
          <text:p/>
        </draw:text-box>
      </draw:frame>
      <draw:frame draw:name="Espace réservé du numéro de diapositive 8" presentation:style-name="Mpr36" draw:text-style-name="MP3" draw:layer="backgroundobjects" svg:width="1.397cm" svg:height="0.838cm" svg:x="21.082cm" svg:y="18.009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custom-shape draw:name="Triangle rectangle 5" draw:style-name="Mgr12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6" draw:style-name="Mgr4" draw:layer="Master1-bg" draw:type="line" svg:x1="0cm" svg:y1="0.02cm" svg:x2="25.38cm" svg:y2="19.03cm" svg:d="M0 20l25380 19010" svg:viewBox="0 0 25381 19011">
        <text:p/>
      </draw:connector>
      <draw:connector draw:name="Connecteur droit 7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39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e la date 2" presentation:style-name="Mpr40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3" presentation:style-name="Mpr4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4" presentation:style-name="Mpr41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custom-shape draw:name="Triangle rectangle 4" draw:style-name="Mgr13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5" draw:style-name="Mgr4" draw:layer="Master1-bg" draw:type="line" svg:x1="0cm" svg:y1="0.02cm" svg:x2="25.38cm" svg:y2="19.03cm" svg:d="M0 20l25380 19010" svg:viewBox="0 0 25381 19011">
        <text:p/>
      </draw:connector>
      <draw:connector draw:name="Connecteur droit 6" draw:style-name="Mgr5" draw:layer="Master1-bg" draw:type="line" svg:x1="25.393cm" svg:y1="13.745cm" svg:x2="17.969cm" svg:y2="19.024cm" svg:d="M25393 13745l-7424 5279" svg:viewBox="0 0 7425 5280">
        <text:p/>
      </draw:connector>
      <draw:frame draw:name="Espace réservé de la date 1" presentation:style-name="Mpr44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2" presentation:style-name="Mpr44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3" presentation:style-name="Mpr45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8" draw:text-style-name="MP3" draw:layer="backgroundobjects" svg:width="2.54cm" svg:height="16.51cm" svg:x="0.61cm" svg:y="1.021cm" presentation:class="title">
        <draw:text-box>
          <text:p text:style-name="MP18"><text:span text:style-name="MT16">Cliquez pour modifier le style du titre</text:span></text:p>
        </draw:text-box>
      </draw:frame>
      <draw:frame draw:name="Espace réservé du texte 2" presentation:style-name="Mpr49" draw:text-style-name="MP3" draw:layer="backgroundobjects" svg:width="6.773cm" svg:height="16.51cm" svg:x="3.155cm" svg:y="1.021cm" presentation:class="outline">
        <draw:text-box>
          <text:list text:style-name="ML9">
            <text:list-item>
              <text:p text:style-name="MP10"><text:span text:style-name="MT17">Cliquez pour modifier les styles du texte du masque</text:span></text:p>
            </text:list-item>
          </text:list>
        </draw:text-box>
      </draw:frame>
      <draw:frame draw:name="Espace réservé du contenu 3" presentation:style-name="Mpr50" draw:text-style-name="MP3" draw:layer="backgroundobjects" svg:width="14.656cm" svg:height="16.637cm" svg:x="10.142cm" svg:y="0.889cm" presentation:class="title">
        <draw:text-box>
          <text:list text:style-name="ML2">
            <text:list-item>
              <text:p text:style-name="MP19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51" draw:text-style-name="MP3" draw:layer="backgroundobjects" svg:width="5.927cm" svg:height="0.838cm" svg:x="17.442cm" svg:y="18.212cm" presentation:class="date-time">
        <draw:text-box>
          <text:p text:style-name="MP10"><text:span text:style-name="MT18"><text:date style:data-style-name="D1" text:date-value="2017-04-08">08/04/2017</text:date></text:span></text:p>
        </draw:text-box>
      </draw:frame>
      <draw:frame draw:name="Espace réservé du pied de page 5" presentation:style-name="Mpr51" draw:text-style-name="MP3" draw:layer="backgroundobjects" svg:width="14.286cm" svg:height="0.838cm" svg:x="3.155cm" svg:y="18.212cm" presentation:class="footer">
        <draw:text-box>
          <text:p/>
        </draw:text-box>
      </draw:frame>
      <draw:frame draw:name="Espace réservé du numéro de diapositive 6" presentation:style-name="Mpr52" draw:text-style-name="MP3" draw:layer="backgroundobjects" svg:width="1.397cm" svg:height="0.838cm" svg:x="23.363cm" svg:y="18.212cm" presentation:class="page-number">
        <draw:text-box>
          <text:p text:style-name="MP11"><text:span text:style-name="MT19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5" draw:text-style-name="MP3" draw:layer="backgroundobjects" svg:width="2.54cm" svg:height="17.78cm" svg:x="0.61cm" svg:y="0.419cm" presentation:class="title">
        <draw:text-box>
          <text:p text:style-name="MP10"><text:span text:style-name="MT20">Cliquez pour modifier le style du titre</text:span></text:p>
        </draw:text-box>
      </draw:frame>
      <draw:frame draw:name="Espace réservé pour une image  2" presentation:style-name="Mpr56" draw:text-style-name="MP3" draw:layer="backgroundobjects" svg:width="20.371cm" svg:height="15.24cm" svg:x="3.162cm" svg:y="1.039cm" presentation:class="title">
        <draw:text-box>
          <text:p text:style-name="MP20"><text:span text:style-name="MT21">Cliquez sur l'icône pour ajouter une image</text:span></text:p>
        </draw:text-box>
      </draw:frame>
      <draw:frame draw:name="Espace réservé du texte 3" presentation:style-name="Mpr57" draw:text-style-name="MP3" draw:layer="backgroundobjects" svg:width="20.371cm" svg:height="1.905cm" svg:x="3.175cm" svg:y="16.298cm" presentation:class="outline">
        <draw:text-box>
          <text:list text:style-name="ML9">
            <text:list-item>
              <text:p text:style-name="MP10"><text:span text:style-name="MT17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3" draw:layer="backgroundobjects" svg:width="5.842cm" svg:height="0.838cm" svg:x="16.967cm" svg:y="18.212cm" presentation:class="date-time">
        <draw:text-box>
          <text:p text:style-name="MP10"><text:span text:style-name="MT18"><text:date style:data-style-name="D1" text:date-value="2017-04-08">08/04/2017</text:date></text:span></text:p>
        </draw:text-box>
      </draw:frame>
      <draw:frame draw:name="Espace réservé du pied de page 5" presentation:style-name="Mpr58" draw:text-style-name="MP3" draw:layer="backgroundobjects" svg:width="13.745cm" svg:height="0.838cm" svg:x="3.251cm" svg:y="18.214cm" presentation:class="footer">
        <draw:text-box>
          <text:p/>
        </draw:text-box>
      </draw:frame>
      <draw:frame draw:name="Espace réservé du numéro de diapositive 6" presentation:style-name="Mpr59" draw:text-style-name="MP3" draw:layer="backgroundobjects" svg:width="1.016cm" svg:height="0.838cm" svg:x="22.826cm" svg:y="18.212cm" presentation:class="page-number">
        <draw:text-box>
          <text:p text:style-name="MP11"><text:span text:style-name="MT19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custom-shape draw:name="Triangle rectangle 6" draw:style-name="Mgr14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layer="Master1-bg" draw:type="line" svg:x1="25.393cm" svg:y1="13.745cm" svg:x2="17.969cm" svg:y2="19.024cm" svg:d="M25393 13745l-7424 5279" svg:viewBox="0 0 7425 5280">
        <text:p/>
      </draw:connector>
      <draw:frame draw:name="Titre 1" presentation:style-name="Mpr62" draw:text-style-name="MP3" draw:layer="backgroundobjects" svg:width="22.86cm" svg:height="3.886cm" svg:x="1.27cm" svg:y="0.743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63" draw:text-style-name="MP21" draw:layer="backgroundobjects" svg:width="22.86cm" svg:height="12.7cm" svg:x="1.27cm" svg:y="5.2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4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64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65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custom-shape draw:name="Triangle rectangle 6" draw:style-name="Mgr15" draw:text-style-name="MP3" draw:layer="Master1-bg" svg:width="25.361cm" svg:height="18.991cm" svg:x="0.02cm" svg:y="0.039cm">
        <text:p text:style-name="MP11"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4" draw:layer="Master1-bg" draw:type="line" svg:x1="0cm" svg:y1="0.02cm" svg:x2="25.38cm" svg:y2="19.03cm" svg:d="M0 20l25380 19010" svg:viewBox="0 0 25381 19011">
        <text:p/>
      </draw:connector>
      <draw:connector draw:name="Connecteur droit 8" draw:style-name="Mgr5" draw:layer="Master1-bg" draw:type="line" svg:x1="25.393cm" svg:y1="13.745cm" svg:x2="17.969cm" svg:y2="19.024cm" svg:d="M25393 13745l-7424 5279" svg:viewBox="0 0 7425 5280">
        <text:p/>
      </draw:connector>
      <draw:frame draw:name="Titre vertical 1" presentation:style-name="Mpr68" draw:text-style-name="MP21" draw:layer="backgroundobjects" svg:width="5.292cm" svg:height="15.24cm" svg:x="18.838cm" svg:y="1.058cm" presentation:class="title">
        <draw:text-box>
          <text:p text:style-name="MP4"><text:span text:style-name="MT2">Cliquez pour modifier le style du titre</text:span></text:p>
        </draw:text-box>
      </draw:frame>
      <draw:frame draw:name="Espace réservé du texte vertical 2" presentation:style-name="Mpr69" draw:text-style-name="MP21" draw:layer="backgroundobjects" svg:width="17.357cm" svg:height="15.24cm" svg:x="1.27cm" svg:y="1.058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0" draw:text-style-name="MP3" draw:layer="backgroundobjects" svg:width="5.927cm" svg:height="0.838cm" svg:x="13.31cm" svg:y="18.003cm" presentation:class="date-time">
        <draw:text-box>
          <text:p text:style-name="MP10"><text:span text:style-name="MT8"><text:date style:data-style-name="D1" text:date-value="2017-04-08">08/04/2017</text:date></text:span></text:p>
        </draw:text-box>
      </draw:frame>
      <draw:frame draw:name="Espace réservé du pied de page 4" presentation:style-name="Mpr7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71" draw:text-style-name="MP3" draw:layer="backgroundobjects" svg:width="1.397cm" svg:height="0.838cm" svg:x="21.082cm" svg:y="18.003cm" presentation:class="page-number">
        <draw:text-box>
          <text:p text:style-name="MP11"><text:span text:style-name="MT9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Diapositive 1</dc:title>
    <meta:initial-creator>alex</meta:initial-creator>
    <meta:creation-date>2016-02-09T16:00:02Z</meta:creation-date>
    <dc:date>2017-04-08T05:30:51.985248448</dc:date>
    <meta:editing-cycles>133</meta:editing-cycles>
    <meta:editing-duration>P1DT8H52M8S</meta:editing-duration>
    <dc:creator>pascal buguet</dc:creator>
    <meta:document-statistic meta:object-count="209"/>
    <meta:template xlink:type="simple" xlink:actuate="onRequest" xlink:title="" xlink:href="Verve"/>
  </office:meta>
</office:document-meta>
</file>